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1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2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6" style:family="paragraph" style:parent-style-name="Text_20_body">
      <style:text-properties style:font-name="Arial" fo:font-size="6pt" style:font-size-asian="6pt" style:font-size-complex="6pt"/>
    </style:style>
    <style:style style:name="P57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7">CALIBRATION CERTIFICATE</text:p>
      <text:p text:style-name="P11"/>
      <text:p text:style-name="P46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4"> <text:s/></text:span></text:span><text:span text:style-name="T70">i</text:span><text:span text:style-name="T72">ndividual dose equivalent:<text:tab/><text:tab/><text:tab/><text:tab/></text:span><text:span text:style-name="T71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0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0.2</text:span><text:span text:style-name="T13">Sv/h</text:span><text:span text:style-name="T73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49"/>
      <text:p text:style-name="P50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 <text:line-break/><text:tab/>- $eng_facility_130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2">AT2503B/1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4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39">Dose rate measurement</text:p>
            <text:p text:style-name="P35"><text:span text:style-name="T19">at check point</text:span>,</text:p>
            <text:p text:style-name="P35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1"><text:span text:style-name="T19">Average value</text:span>, </text:p>
            <text:p text:style-name="P32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5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6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33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.0</text:span>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20">±<text:span text:style-name="T30">15.4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5"><text:span text:style-name="T2">AT2503B/1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2">Actual dose value</text:span><text:span text:style-name="T1">,</text:span></text:p>
            <text:p text:style-name="P36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8"><text:span text:style-name="T31">Ḣ</text:span><text:span text:style-name="T40">oi</text:span><text:span text:style-name="T53">(10) /</text:span></text:p>
            <text:p text:style-name="P52">t, s</text:p>
          </table:table-cell>
          <table:table-cell table:style-name="s1.B2" table:number-rows-spanned="2" office:value-type="string">
            <text:p text:style-name="P53">Radiati<text:span text:style-name="T67">on source / </text:span></text:p>
            <text:p text:style-name="P51">d, cm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5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6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6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1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1">(signature)</text:p>
          </table:table-cell>
        </table:table-row>
      </table:table>
      <text:p text:style-name="P4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39:58.20</dc:date>
    <meta:editing-duration>P3DT15H43M56S</meta:editing-duration>
    <meta:editing-cycles>460</meta:editing-cycles>
    <meta:generator>OpenOffice/4.1.6$Win32 OpenOffice.org_project/416m1$Build-9790</meta:generator>
    <meta:document-statistic meta:table-count="3" meta:image-count="1" meta:object-count="0" meta:page-count="1" meta:paragraph-count="139" meta:word-count="330" meta:character-count="2312"/>
  </office:meta>
</office:document-meta>
</file>